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osu SIL" svg:font-family="'Nuosu SIL'" style:font-pitch="variable"/>
    <style:font-face style:name="Nuosu SIL1" svg:font-family="'Nuosu SIL'" style:font-adornments="Regular" style:font-pitch="variable"/>
  </office:font-face-decls>
  <office:automatic-styles>
    <style:style style:name="P1" style:family="paragraph" style:parent-style-name="Standard">
      <style:text-properties style:font-name="Nuosu SIL" style:font-name-asian="Nuosu S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ꌒꆏꉘꃅꌒ，</text:p>
      <text:p text:style-name="P1">ꉘꃅꌒꂸꐯ，</text:p>
      <text:p text:style-name="P1">ꉘꃅꎵꑳꀕ，</text:p>
      <text:p text:style-name="P1">ꉘꃅꑌꐥꌒ；</text:p>
      <text:p text:style-name="P1">ꌒꆏꅔꐎꌒ，</text:p>
      <text:p text:style-name="P1">ꅔꐎꌒꂸꐯ，</text:p>
      <text:p text:style-name="P1">ꅔꐎꁤꇅꀕ，</text:p>
      <text:p text:style-name="P1">ꅔꐎꏰꐥꌒ。</text:p>
      <text:p text:style-name="P1">(Excerpt from the traditional song 《ꀉꂿꅩꌺ》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osu SIL" svg:font-family="'Nuosu SIL'" style:font-pitch="variable"/>
    <style:font-face style:name="Nuosu SIL1" svg:font-family="'Nuosu SIL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uosu SIL1" fo:font-family="'Nuosu SIL'" style:font-style-name="Regular" style:font-pitch="variable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6T16:21:02.081165248</dc:date>
    <meta:editing-duration>PT1M9S</meta:editing-duration>
    <meta:editing-cycles>1</meta:editing-cycles>
    <meta:document-statistic meta:table-count="0" meta:image-count="0" meta:object-count="0" meta:page-count="1" meta:paragraph-count="9" meta:word-count="60" meta:character-count="90" meta:non-whitespace-character-count="85"/>
    <meta:generator>LibreOffice/7.3.5.2$Linux_X86_64 LibreOffice_project/30$Build-2</meta:generator>
  </office:meta>
</office:document-meta>
</file>